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on.Description( VerificationMode verification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cription.verify( Verification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